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font-weight="normal" officeooo:rsid="0017a379" officeooo:paragraph-rsid="0017a379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a379" officeooo:paragraph-rsid="0017a37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a379" officeooo:paragraph-rsid="0017a37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9576" officeooo:paragraph-rsid="0018957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9576" officeooo:paragraph-rsid="00203ae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d6a5" officeooo:paragraph-rsid="001dd6a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dfec" officeooo:paragraph-rsid="001adfe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4bc4" officeooo:paragraph-rsid="001f4b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91abb" officeooo:paragraph-rsid="00191a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91abb" officeooo:paragraph-rsid="00191ab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91abb" officeooo:paragraph-rsid="00191abb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dd6a5" officeooo:paragraph-rsid="001dd6a5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dd6a5" officeooo:paragraph-rsid="001dd6a5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89576" officeooo:paragraph-rsid="00191abb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89576" officeooo:paragraph-rsid="001b1e30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89576" officeooo:paragraph-rsid="001adfec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189576" officeooo:paragraph-rsid="001b1e30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189576" officeooo:paragraph-rsid="001adfec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189576" officeooo:paragraph-rsid="0025a21c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normal" officeooo:rsid="00189576" officeooo:paragraph-rsid="00239c88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1b1e30" officeooo:paragraph-rsid="001b1e30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weight="normal" officeooo:rsid="001adfec" officeooo:paragraph-rsid="001b1e30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weight="normal" officeooo:rsid="001f4bc4" officeooo:paragraph-rsid="001f4bc4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weight="normal" officeooo:rsid="001f4bc4" officeooo:paragraph-rsid="00239c88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weight="normal" officeooo:rsid="001f4bc4" officeooo:paragraph-rsid="001f4bc4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weight="normal" officeooo:rsid="0025a21c" officeooo:paragraph-rsid="0025a21c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fo:font-weight="normal" officeooo:rsid="001fecdd" officeooo:paragraph-rsid="001fecd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fecdd" officeooo:paragraph-rsid="001fecdd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2a821e"/>
    </style:style>
    <style:style style:name="P30" style:family="paragraph" style:parent-style-name="Standard">
      <style:paragraph-properties fo:text-align="start" style:justify-single-word="false"/>
      <style:text-properties officeooo:paragraph-rsid="002a821e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fecdd" officeooo:paragraph-rsid="002a821e" style:font-size-asian="14pt" style:font-weight-asian="bold" style:font-size-complex="14pt" style:font-weight-complex="bold"/>
    </style:style>
    <style:style style:name="T1" style:family="text">
      <style:text-properties officeooo:rsid="00191abb"/>
    </style:style>
    <style:style style:name="T2" style:family="text">
      <style:text-properties officeooo:rsid="001adfec"/>
    </style:style>
    <style:style style:name="T3" style:family="text">
      <style:text-properties officeooo:rsid="001b1e30"/>
    </style:style>
    <style:style style:name="T4" style:family="text">
      <style:text-properties officeooo:rsid="00203aed"/>
    </style:style>
    <style:style style:name="T5" style:family="text">
      <style:text-properties officeooo:rsid="0021d5f4"/>
    </style:style>
    <style:style style:name="T6" style:family="text">
      <style:text-properties officeooo:rsid="00239c88"/>
    </style:style>
    <style:style style:name="T7" style:family="text">
      <style:text-properties officeooo:rsid="0025a21c"/>
    </style:style>
    <style:style style:name="T8" style:family="text">
      <style:text-properties officeooo:rsid="0027834b"/>
    </style:style>
    <style:style style:name="T9" style:family="text">
      <style:text-properties officeooo:rsid="0027dfe7"/>
    </style:style>
    <style:style style:name="T10" style:family="text">
      <style:text-properties officeooo:rsid="002920e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3aed" style:font-weight-asian="bold" style:font-weight-complex="bold"/>
    </style:style>
    <style:style style:name="T13" style:family="text">
      <style:text-properties officeooo:rsid="002a821e"/>
    </style:style>
    <style:style style:name="T14" style:family="text">
      <style:text-properties fo:font-size="12pt" fo:font-weight="normal" officeooo:rsid="002a821e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be271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cd2cb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Architecture</text:p>
      <text:p text:style-name="P1"/>
      <text:p text:style-name="P3"><text:span text:style-name="T11">Technology:</text:span> MongoDb</text:p>
      <text:p text:style-name="P4"><text:span text:style-name="T11">Database Name:</text:span> task_fish_dev</text:p>
      <text:p text:style-name="P5"><text:span text:style-name="T12">Rails Adapter:</text:span><text:span text:style-name="T4"> mongo_mapper/</text:span><text:span text:style-name="T5">mongoid</text:span></text:p>
      <text:p text:style-name="P4"/>
      <text:p text:style-name="P4">There will be following collections in <text:span text:style-name="T1">database</text:span></text:p>
      <text:list xml:id="list4782063157373155135" text:style-name="L1">
        <text:list-item>
          <text:p text:style-name="P11">User</text:p>
        </text:list-item>
        <text:list-item>
          <text:p text:style-name="P12">Role</text:p>
        </text:list-item>
        <text:list-item>
          <text:p text:style-name="P11">Event</text:p>
        </text:list-item>
        <text:list-item>
          <text:p text:style-name="P12">Photo</text:p>
        </text:list-item>
        <text:list-item>
          <text:p text:style-name="P12">Comment</text:p>
        </text:list-item>
      </text:list>
      <text:p text:style-name="P9"/>
      <text:p text:style-name="P10">User collection would have following fields</text:p>
      <text:list xml:id="list5073022618370023899" text:style-name="L2">
        <text:list-item>
          <text:p text:style-name="P14"><text:span text:style-name="T1">Name </text:span><text:span text:style-name="T3">(string)</text:span></text:p>
        </text:list-item>
        <text:list-item>
          <text:p text:style-name="P15"><text:span text:style-name="T1">Email </text:span><text:span text:style-name="T3">(string)</text:span></text:p>
        </text:list-item>
        <text:list-item>
          <text:p text:style-name="P15"><text:span text:style-name="T1">Age </text:span><text:span text:style-name="T3">(integer)</text:span></text:p>
        </text:list-item>
        <text:list-item>
          <text:p text:style-name="P15"><text:span text:style-name="T1">Sex </text:span><text:span text:style-name="T3">(string)</text:span></text:p>
        </text:list-item>
        <text:list-item>
          <text:p text:style-name="P15"><text:span text:style-name="T1">Fb_token </text:span><text:span text:style-name="T3">(text)</text:span></text:p>
        </text:list-item>
        <text:list-item>
          <text:p text:style-name="P15"><text:span text:style-name="T1">Twitter_token </text:span><text:span text:style-name="T3">(text)</text:span></text:p>
        </text:list-item>
        <text:list-item>
          <text:p text:style-name="P15"><text:span text:style-name="T1">Instagram_token </text:span><text:span text:style-name="T3">(text)</text:span></text:p>
        </text:list-item>
        <text:list-item>
          <text:p text:style-name="P15"><text:span text:style-name="T2">Membership date </text:span><text:span text:style-name="T3">(date)</text:span></text:p>
        </text:list-item>
        <text:list-item>
          <text:p text:style-name="P15"><text:span text:style-name="T2">Country </text:span><text:span text:style-name="T3">(string)</text:span></text:p>
        </text:list-item>
        <text:list-item>
          <text:p text:style-name="P15"><text:span text:style-name="T2">City </text:span><text:span text:style-name="T3">(string)</text:span></text:p>
        </text:list-item>
        <text:list-item>
          <text:p text:style-name="P16"><text:span text:style-name="T2">Role </text:span><text:span text:style-name="T3">(</text:span><text:span text:style-name="T6">reference to</text:span><text:span text:style-name="T3"> role collection)</text:span></text:p>
        </text:list-item>
      </text:list>
      <text:p text:style-name="P7"/>
      <text:p text:style-name="P6">Role collection would have following fields</text:p>
      <text:list xml:id="list3212767174059617497" text:style-name="L3">
        <text:list-item>
          <text:p text:style-name="P13">Name (String)</text:p>
          <text:p text:style-name="P13">* Will add further fields depending upon requirements in the future</text:p>
        </text:list-item>
      </text:list>
      <text:p text:style-name="P7"/>
      <text:p text:style-name="P7">Event collection would have following fields</text:p>
      <text:list xml:id="list6853077141176284229" text:style-name="L4">
        <text:list-item>
          <text:p text:style-name="P17"><text:span text:style-name="T2">Place </text:span><text:span text:style-name="T3">(string)</text:span></text:p>
        </text:list-item>
        <text:list-item>
          <text:p text:style-name="P21">Date (date)</text:p>
        </text:list-item>
        <text:list-item>
          <text:p text:style-name="P17"><text:span text:style-name="T2">Latitude </text:span><text:span text:style-name="T3">(float)</text:span></text:p>
        </text:list-item>
        <text:list-item>
          <text:p text:style-name="P17"><text:span text:style-name="T2">Longitude </text:span><text:span text:style-name="T3">(float)</text:span></text:p>
        </text:list-item>
        <text:list-item>
          <text:p text:style-name="P17"><text:span text:style-name="T3">Comments (</text:span><text:span text:style-name="T2">embed </text:span><text:span text:style-name="T3">comments</text:span><text:span text:style-name="T2"> collection i.e. join </text:span><text:span text:style-name="T3">or has_many)</text:span></text:p>
        </text:list-item>
        <text:list-item>
          <text:p text:style-name="P22">Photos (embed photo collection)</text:p>
        </text:list-item>
        <text:list-item>
          <text:p text:style-name="P18"><text:span text:style-name="T2">Last_photo </text:span><text:span text:style-name="T3">(embed last photo json document)</text:span></text:p>
        </text:list-item>
        <text:list-item>
          <text:p text:style-name="P17"><text:span text:style-name="T2">Last_comment </text:span><text:span text:style-name="T3">( embed last comment json document )</text:span></text:p>
        </text:list-item>
        <text:list-item>
          <text:p text:style-name="P19"><text:span text:style-name="T7">Users (reference to user collection objects </text:span><text:span text:style-name="T10">but may embed user collection objects, decide it during implementation phase</text:span><text:span text:style-name="T7">)</text:span></text:p>
        </text:list-item>
      </text:list>
      <text:p text:style-name="P7"/>
      <text:p text:style-name="P8">Photo collection would have following fields</text:p>
      <text:list xml:id="list6557456799722119114" text:style-name="L5">
        <text:list-item>
          <text:p text:style-name="P23">Title (string)</text:p>
        </text:list-item>
        <text:list-item>
          <text:p text:style-name="P23">Date (date)</text:p>
        </text:list-item>
        <text:list-item>
          <text:p text:style-name="P23">Description (text)</text:p>
        </text:list-item>
        <text:list-item>
          <text:p text:style-name="P26">Uploaded_by (reference to user object)</text:p>
        </text:list-item>
        <text:list-item>
          <text:p text:style-name="P23">Url (string)</text:p>
        </text:list-item>
        <text:list-item>
          <text:p text:style-name="P23">Latitude (float)</text:p>
        </text:list-item>
        <text:list-item>
          <text:p text:style-name="P23">Longitude (float)</text:p>
        </text:list-item>
        <text:list-item>
          <text:p text:style-name="P24">Comments (embed comment collection)</text:p>
        </text:list-item>
        <text:list-item>
          <text:p text:style-name="P20"><text:span text:style-name="T2">Last_comment </text:span><text:span text:style-name="T3">( embed last comment json document )</text:span></text:p>
        </text:list-item>
      </text:list>
      <text:p text:style-name="P8"><text:soft-page-break/></text:p>
      <text:p text:style-name="P8">Comment collection would have following fields</text:p>
      <text:list xml:id="list4585333402036843507" text:style-name="L6">
        <text:list-item>
          <text:p text:style-name="P25">Comment (text)</text:p>
        </text:list-item>
        <text:list-item>
          <text:p text:style-name="P25">Date (date)</text:p>
        </text:list-item>
        <text:list-item>
          <text:p text:style-name="P25"><text:span text:style-name="T9">Commented_by</text:span> (<text:span text:style-name="T8">reference to</text:span> user <text:span text:style-name="T8">collection</text:span> json object)</text:p>
        </text:list-item>
        <text:list-item>
          <text:p text:style-name="P27">Latitude (float)</text:p>
        </text:list-item>
        <text:list-item>
          <text:p text:style-name="P27">Longitude (float)</text:p>
        </text:list-item>
      </text:list>
      <text:p text:style-name="P28"/>
      <text:p text:style-name="P31"><text:span text:style-name="T13">Relationships/Associations</text:span></text:p>
      <text:p text:style-name="P31"><text:span text:style-name="T13"/></text:p>
      <text:list xml:id="list6788813657259665058" text:style-name="L7">
        <text:list-item>
          <text:p text:style-name="P29"><text:span text:style-name="T14">User referenced_one Role<text:line-break/>Role referenced_in User</text:span></text:p>
        </text:list-item>
        <text:list-item>
          <text:p text:style-name="P29"><text:span text:style-name="T14">Event embeds_many Comments<text:line-break/>Comments embedded_in Event</text:span></text:p>
        </text:list-item>
        <text:list-item>
          <text:p text:style-name="P29"><text:span text:style-name="T14">Event embeds_many Pictures<text:line-break/>Pictures embedded_in Event</text:span></text:p>
        </text:list-item>
        <text:list-item>
          <text:p text:style-name="P29"><text:span text:style-name="T14">Event referenced_many Users<text:line-break/>User referenced_in Event</text:span></text:p>
        </text:list-item>
        <text:list-item>
          <text:p text:style-name="P29"><text:span text:style-name="T14">Picture embeds_many Comments<text:line-break/>Comments embedded_in Pictures</text:span></text:p>
        </text:list-item>
        <text:list-item>
          <text:p text:style-name="P29"><text:span text:style-name="T14">Picture referenced_one User<text:line-break/>User referenced_in Picture</text:span></text:p>
        </text:list-item>
      </text:list>
      <text:p text:style-name="P30"><text:span text:style-name="T14"/></text:p>
      <text:p text:style-name="P30"><text:span text:style-name="T14"/></text:p>
      <text:p text:style-name="P30"><text:span text:style-name="T14">* </text:span><text:span text:style-name="T15">This is proposed database architecture document. Please feel free to discuss and give your suggestions. </text:span><text:span text:style-name="T16">Also few minor changes are expected during implementation ph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zad Tariq</meta:initial-creator>
    <meta:creation-date>2013-11-06T10:01:43</meta:creation-date>
    <dc:date>2013-11-07T01:50:03</dc:date>
    <dc:creator>Shahzad Tariq</dc:creator>
    <meta:editing-duration>PT41M47S</meta:editing-duration>
    <meta:editing-cycles>22</meta:editing-cycles>
    <meta:generator>LibreOffice/4.0.4.2$Linux_X86_64 LibreOffice_project/400m0$Build-2</meta:generator>
    <meta:document-statistic meta:table-count="0" meta:image-count="0" meta:object-count="0" meta:page-count="2" meta:paragraph-count="59" meta:word-count="294" meta:character-count="1961" meta:non-whitespace-character-count="1772"/>
  </office:meta>
</office:document-meta>
</file>